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зработке плагинов Wordpress" - чтобы охватить все темы, разделы и аспекты, для разработчика, в стиле документации</text:p>
      <text:p text:style-name="Standard">ChatGPT</text:p>
      <text:p text:style-name="P9">ChatGPT</text:p>
      <text:h text:style-name="Heading_20_3" text:outline-level="3">Учебник по Разработке Плагинов для WordPress</text:h>
      <text:h text:style-name="Heading_20_4" text:outline-level="4">Введение</text:h>
      <text:p text:style-name="Text_20_body">Добро пожаловать в учебник по разработке плагинов для WordPress! Этот учебник предназначен для разработчиков, которые хотят создавать качественные и мощные плагины для платформы WordPress. В этом учебнике мы рассмотрим все аспекты разработки плагинов, начиная с базовых концепций и заканчивая передовыми техниками.</text:p>
      <text:h text:style-name="Heading_20_4" text:outline-level="4">Часть 1: Основы</text:h>
      <text:list xml:id="list6913407616081016723" text:style-name="L1">
        <text:list-item>
          <text:p text:style-name="P1"><text:span text:style-name="Strong_20_Emphasis">Введение в WordPress Plugin Development</text:span></text:p>
          <text:list>
            <text:list-item>
              <text:p text:style-name="P5">Зачем создавать плагины для WordPress?</text:p>
            </text:list-item>
            <text:list-item>
              <text:p text:style-name="P5">Основные понятия и термины.</text:p>
            </text:list-item>
          </text:list>
        </text:list-item>
        <text:list-item>
          <text:p text:style-name="P1"><text:span text:style-name="Strong_20_Emphasis">Установка и настройка рабочего окружения</text:span></text:p>
          <text:list>
            <text:list-item>
              <text:p text:style-name="P5">Установка WordPress на локальной машине.</text:p>
            </text:list-item>
            <text:list-item>
              <text:p text:style-name="P5">Настройка среды разработки.</text:p>
            </text:list-item>
          </text:list>
        </text:list-item>
        <text:list-item>
          <text:p text:style-name="P1"><text:span text:style-name="Strong_20_Emphasis">Структура плагина</text:span></text:p>
          <text:list>
            <text:list-item>
              <text:p text:style-name="P5">Обзор структуры файлов и папок плагина.</text:p>
            </text:list-item>
            <text:list-item>
              <text:p text:style-name="P1">Создание базового шаблона плагина.</text:p>
            </text:list-item>
          </text:list>
        </text:list-item>
      </text:list>
      <text:h text:style-name="Heading_20_4" text:outline-level="4">Часть 2: Основные концепции</text:h>
      <text:list xml:id="list6619098866259810337" text:style-name="L2">
        <text:list-item>
          <text:p text:style-name="P2"><text:span text:style-name="Strong_20_Emphasis">Хуки (Hooks) и Фильтры (Filters)</text:span></text:p>
          <text:list>
            <text:list-item>
              <text:p text:style-name="P6">Введение в хуки и фильтры WordPress.</text:p>
            </text:list-item>
            <text:list-item>
              <text:p text:style-name="P6">Как использовать хуки и фильтры в плагинах.</text:p>
            </text:list-item>
          </text:list>
        </text:list-item>
        <text:list-item>
          <text:p text:style-name="P2"><text:span text:style-name="Strong_20_Emphasis">Работа с базой данных</text:span></text:p>
          <text:list>
            <text:list-item>
              <text:p text:style-name="P6">Основы работы с базой данных WordPress.</text:p>
            </text:list-item>
            <text:list-item>
              <text:p text:style-name="P6">Создание и управление таблицами.</text:p>
            </text:list-item>
          </text:list>
        </text:list-item>
        <text:list-item>
          <text:p text:style-name="P2"><text:span text:style-name="Strong_20_Emphasis">Настройки плагина</text:span></text:p>
          <text:list>
            <text:list-item>
              <text:p text:style-name="P6">Создание страницы настроек плагина.</text:p>
            </text:list-item>
            <text:list-item>
              <text:p text:style-name="P2">Сохранение и загрузка настроек.</text:p>
            </text:list-item>
          </text:list>
        </text:list-item>
      </text:list>
      <text:h text:style-name="Heading_20_4" text:outline-level="4">Часть 3: Расширенные темы</text:h>
      <text:list xml:id="list6831455787398448572" text:style-name="L3">
        <text:list-item>
          <text:p text:style-name="P3"><text:span text:style-name="Strong_20_Emphasis">Создание пользовательских типов записей и таксономий</text:span></text:p>
          <text:list>
            <text:list-item>
              <text:p text:style-name="P7">Что такое пользовательские типы записей и таксономии?</text:p>
            </text:list-item>
            <text:list-item>
              <text:p text:style-name="P7">Создание и регистрация пользовательских типов записей и таксономий.</text:p>
            </text:list-item>
          </text:list>
        </text:list-item>
        <text:list-item>
          <text:p text:style-name="P3"><text:span text:style-name="Strong_20_Emphasis">Использование AJAX</text:span></text:p>
          <text:list>
            <text:list-item>
              <text:p text:style-name="P7">Введение в AJAX и его применение в WordPress.</text:p>
            </text:list-item>
            <text:list-item>
              <text:p text:style-name="P7">Создание асинхронных запросов с помощью AJAX.</text:p>
            </text:list-item>
          </text:list>
        </text:list-item>
        <text:list-item>
          <text:p text:style-name="P3"><text:span text:style-name="Strong_20_Emphasis">Интернационализация</text:span></text:p>
          <text:list>
            <text:list-item>
              <text:p text:style-name="P7"><text:soft-page-break/>Что такое интернационализация и зачем она нужна?</text:p>
            </text:list-item>
            <text:list-item>
              <text:p text:style-name="P3">Локализация текстов в плагинах.</text:p>
            </text:list-item>
          </text:list>
        </text:list-item>
      </text:list>
      <text:h text:style-name="Heading_20_4" text:outline-level="4">Часть 4: Развертывание и Оптимизация</text:h>
      <text:list xml:id="list4189557168235556553" text:style-name="L4">
        <text:list-item>
          <text:p text:style-name="P4"><text:span text:style-name="Strong_20_Emphasis">Тестирование плагина</text:span></text:p>
          <text:list>
            <text:list-item>
              <text:p text:style-name="P8">Основные принципы тестирования плагинов.</text:p>
            </text:list-item>
            <text:list-item>
              <text:p text:style-name="P8">Инструменты для тестирования.</text:p>
            </text:list-item>
          </text:list>
        </text:list-item>
        <text:list-item>
          <text:p text:style-name="P4"><text:span text:style-name="Strong_20_Emphasis">Развертывание плагина</text:span></text:p>
          <text:list>
            <text:list-item>
              <text:p text:style-name="P8">Подготовка плагина к развертыванию.</text:p>
            </text:list-item>
            <text:list-item>
              <text:p text:style-name="P8">Публикация плагина в официальном репозитории или на других площадках.</text:p>
            </text:list-item>
          </text:list>
        </text:list-item>
        <text:list-item>
          <text:p text:style-name="P4"><text:span text:style-name="Strong_20_Emphasis">Оптимизация плагина</text:span></text:p>
          <text:list>
            <text:list-item>
              <text:p text:style-name="P8">Основные принципы оптимизации плагинов.</text:p>
            </text:list-item>
            <text:list-item>
              <text:p text:style-name="P4">Инструменты для оптимизации производительности.</text:p>
            </text:list-item>
          </text:list>
        </text:list-item>
      </text:list>
      <text:h text:style-name="Heading_20_4" text:outline-level="4">Заключение</text:h>
      <text:p text:style-name="Text_20_body">Поздравляем! Вы завершили учебник по разработке плагинов для WordPress. Теперь у вас есть все необходимые знания и навыки для создания мощных и эффективных плагинов для этой платформы. Не забывайте экспериментировать и искать новые способы улучшения ваших плагинов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19:53:39.33</dc:date>
    <meta:document-statistic meta:table-count="0" meta:image-count="0" meta:object-count="0" meta:page-count="2" meta:paragraph-count="48" meta:word-count="324" meta:character-count="2244"/>
    <dc:creator>Dima Wide</dc:creator>
    <meta:user-defined meta:name="Info 1"/>
    <meta:user-defined meta:name="Info 2"/>
    <meta:user-defined meta:name="Info 3"/>
    <meta:user-defined meta:name="Info 4"/>
  </office:meta>
</office:document-meta>
</file>